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487cm"/>
    </style:style>
    <style:style style:name="Tableau1.B" style:family="table-column">
      <style:table-column-properties style:column-width="7.763cm"/>
    </style:style>
    <style:style style:name="Tableau1.C" style:family="table-column">
      <style:table-column-properties style:column-width="0.196cm"/>
    </style:style>
    <style:style style:name="Tableau1.D" style:family="table-column">
      <style:table-column-properties style:column-width="7.567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10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7.569cm" table:align="margins"/>
    </style:style>
    <style:style style:name="Tableau2.A" style:family="table-column">
      <style:table-column-properties style:column-width="3.784cm" style:rel-column-width="32767*"/>
    </style:style>
    <style:style style:name="Tableau2.B" style:family="table-column">
      <style:table-column-properties style:column-width="3.78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5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ff3333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17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loext:contextual-spacing="false" fo:margin-top="0cm" fo:margin-bottom="0cm"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Jeudi 07 mar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horaires</text:p>
          </table:table-cell>
          <table:table-cell table:style-name="Tableau1.B2" table:number-columns-spanned="2" office:value-type="string">
            <text:p text:style-name="P2">CP</text:p>
          </table:table-cell>
          <table:covered-table-cell/>
          <table:table-cell table:style-name="Tableau1.D2" office:value-type="string">
            <text:p text:style-name="P2">CE1</text:p>
          </table:table-cell>
        </table:table-row>
        <table:table-row>
          <table:table-cell table:style-name="Tableau1.A2" table:number-rows-spanned="3" office:value-type="string">
            <text:p text:style-name="P1">8h30</text:p>
            <text:p text:style-name="P1"/>
            <text:p text:style-name="P1"/>
            <text:p text:style-name="P1"/>
            <text:p text:style-name="P1"/>
            <text:p text:style-name="P1"/>
            <text:p text:style-name="P1">8h45</text:p>
            <text:p text:style-name="P1"/>
            <text:p text:style-name="P1"/>
            <text:p text:style-name="P1"/>
            <text:p text:style-name="P1"/>
          </table:table-cell>
          <table:table-cell table:style-name="Tableau1.B3" table:number-columns-spanned="3" office:value-type="string">
            <text:p text:style-name="P5">Rituel : - le jour d'aujourd'hui : la roue des jours + écriture de la date au tableau </text:p>
            <text:p text:style-name="P5">- activité coop : </text:p>
          </table:table-cell>
          <table:covered-table-cell/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21">Lecture</text:p>
            <text:p text:style-name="P13">Découverte du nouveau son </text:p>
            <text:p text:style-name="P13">Lecture des mots, phrases seul puis en collectif</text:p>
            <text:p text:style-name="P19">Exercices fichier</text:p>
            <text:p text:style-name="P17"><text:span text:style-name="T1"/></text:p>
            <text:p text:style-name="P17"><text:span text:style-name="T1">Dictée mots-outils (sur ordinateur)</text:span></text:p>
            <text:p text:style-name="P17">6 élèves</text:p>
            <text:p text:style-name="P17"><text:span text:style-name="T1">Ateliers confusions de sons</text:span></text:p>
            <text:p text:style-name="P17">6 élèves </text:p>
          </table:table-cell>
          <table:table-cell table:style-name="Tableau1.B3" table:number-columns-spanned="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1">Lecture fluence</text:p>
                  <text:p text:style-name="P10">texte 4 avec Martine. Les élèves passent chacun leur tour</text:p>
                </table:table-cell>
                <table:table-cell table:style-name="Tableau2.B1" office:value-type="string">
                  <text:p text:style-name="P11">EDL</text:p>
                  <text:p text:style-name="P10">fiche exercices 1 </text:p>
                  <text:p text:style-name="P10">les pronoms personnels sujets</text:p>
                </table:table-cell>
              </table:table-row>
            </table:table>
            <text:p text:style-name="P11"><text:span text:style-name="T2"/></text:p>
          </table:table-cell>
          <table:covered-table-cell/>
        </table:table-row>
        <table:table-row>
          <table:covered-table-cell/>
          <table:covered-table-cell/>
          <table:table-cell table:style-name="Tableau1.B3" table:number-columns-spanned="2" office:value-type="string">
            <text:p text:style-name="P10">Séance 2 pronoms personnels sujets : manip collectif</text:p>
          </table:table-cell>
          <table:covered-table-cell/>
        </table:table-row>
        <table:table-row>
          <table:table-cell table:style-name="Tableau1.A2" office:value-type="string">
            <text:p text:style-name="P1">10h00</text:p>
          </table:table-cell>
          <table:table-cell table:style-name="Tableau1.D2" table:number-columns-spanned="3" office:value-type="string">
            <text:p text:style-name="P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15</text:p>
          </table:table-cell>
          <table:table-cell table:style-name="Tableau1.B4" office:value-type="string">
            <text:p text:style-name="P21">Copie</text:p>
            <text:p text:style-name="P13">Une phrase sur cahier d'écriture</text:p>
            <text:p text:style-name="P13">+ devoirs</text:p>
          </table:table-cell>
          <table:table-cell table:style-name="Tableau1.C7" table:number-columns-spanned="2" office:value-type="string">
            <text:p text:style-name="P11">Dictée Négociée</text:p>
            <text:p text:style-name="P9">gpe 1:Lucas, Roxane, Léa</text:p>
            <text:p text:style-name="P9">gpe 2 : Agathe, Melyna, Camille</text:p>
            <text:p text:style-name="P9">Ecoute de la dictée au casque</text:p>
            <text:p text:style-name="P9">Ecrire la dictée sur son ardoise</text:p>
            <text:p text:style-name="P9">Comparer trois par trois son travail </text:p>
            <text:p text:style-name="P25">Se mettre d'accord sur l'écriture</text:p>
            <text:p text:style-name="P21"/>
          </table:table-cell>
          <table:covered-table-cell/>
        </table:table-row>
        <table:table-row>
          <table:table-cell table:style-name="Tableau1.A2" office:value-type="string">
            <text:p text:style-name="P1">10h30</text:p>
          </table:table-cell>
          <table:table-cell table:style-name="Tableau1.C7" table:number-columns-spanned="3" office:value-type="string">
            <text:p text:style-name="Standard">Calcul mental : cf classeur roug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/>
          </table:table-cell>
          <table:table-cell table:style-name="Tableau1.C7" table:number-columns-spanned="3" office:value-type="string">
            <text:p text:style-name="P14">Maths</text:p>
            <text:p text:style-name="P15">Résoudre des problèmes relevant de structures additives et soustractives : problèmes de combinaison</text:p>
            <text:p text:style-name="P15">Séance 2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1h30</text:p>
          </table:table-cell>
          <table:table-cell table:style-name="Tableau1.B10" table:number-columns-spanned="3" office:value-type="string">
            <text:p text:style-name="P8"><text:s text:c="2"/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00</text:p>
          </table:table-cell>
          <table:table-cell table:style-name="Tableau1.C7" table:number-columns-spanned="3" office:value-type="string">
            <text:p text:style-name="P6">Musique : chemin de percussions + apprentissage nouveau chant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45</text:p>
          </table:table-cell>
          <table:table-cell table:style-name="Tableau1.C7" table:number-columns-spanned="3" office:value-type="string">
            <text:p text:style-name="P6">Anglais : </text:p>
          </table:table-cell>
          <table:covered-table-cell/>
          <table:covered-table-cell/>
        </table:table-row>
        <table:table-row>
          <table:table-cell table:style-name="Tableau1.A13" office:value-type="string">
            <text:p text:style-name="P1">14h30</text:p>
          </table:table-cell>
          <table:table-cell table:style-name="Tableau1.B10" table:number-columns-spanned="3" office:value-type="string">
            <text:p text:style-name="P7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4h45</text:p>
            <text:p text:style-name="P1">16h00</text:p>
          </table:table-cell>
          <table:table-cell table:style-name="Tableau1.C7" table:number-columns-spanned="3" office:value-type="string">
            <text:p text:style-name="P18">Littérature : nouveau réseau : la poésie</text:p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6T11:06:56.51</meta:creation-date>
    <meta:editing-duration>P4DT2H22M5S</meta:editing-duration>
    <meta:editing-cycles>22</meta:editing-cycles>
    <meta:generator>OpenOffice/4.1.6$Win32 OpenOffice.org_project/416m1$Build-9790</meta:generator>
    <dc:date>2019-03-01T12:45:20.86</dc:date>
    <meta:print-date>2018-10-12T16:53:56.393000000</meta:print-date>
    <dc:creator>Sabrina Agnellini</dc:creator>
    <meta:document-statistic meta:table-count="2" meta:image-count="0" meta:object-count="0" meta:page-count="1" meta:paragraph-count="52" meta:word-count="181" meta:character-count="1076"/>
  </office:meta>
</office:document-meta>
</file>